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f903" style:font-name="Arial" style:font-size-asian="10pt" style:font-size-complex="10pt"/>
    </style:style>
    <style:style style:family="paragraph" style:name="P6" style:parent-style-name="UrbanTitle">
      <style:text-properties officeooo:paragraph-rsid="0015f903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4pt" fo:font-style="normal" style:font-name="arial" style:font-size-asian="14pt" style:font-size-complex="14pt" style:font-style-asian="normal" style:font-style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3">do text</text:span></text:p><text:p text:style-name="P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Complément Permis d'environnement classe 1</text:span></text:span></text:p>
      <text:p text:style-name="P1"/>
      <text:p text:style-name="P3"><text:span text:style-name="T3"><office:annotation><dc:creator>Gauthier Bastien</dc:creator><dc:date>2011-02-16T16:12:24</dc:date><text:p text:style-name="P7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9">do text</text:span></text:p><text:p text:style-name="P7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f903" style:font-name="Arial" style:font-size-asian="10pt" style:font-size-complex="10pt"/>
    </style:style>
    <style:style style:family="paragraph" style:name="P6" style:parent-style-name="UrbanTitle">
      <style:text-properties officeooo:paragraph-rsid="0015f903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4pt" fo:font-style="normal" style:font-name="arial" style:font-size-asian="14pt" style:font-size-complex="14pt" style:font-style-asian="normal" style:font-style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3">do text</text:span></text:p><text:p text:style-name="P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Complément Permis d'environnement classe 1</text:span></text:span></text:p>
      <text:p text:style-name="P1"/>
      <text:p text:style-name="P3"><text:span text:style-name="T3"><office:annotation><dc:creator>Gauthier Bastien</dc:creator><dc:date>2011-02-16T16:12:24</dc:date><text:p text:style-name="P7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9">do text</text:span></text:p><text:p text:style-name="P7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f903" style:font-name="Arial" style:font-size-asian="10pt" style:font-size-complex="10pt"/>
    </style:style>
    <style:style style:family="paragraph" style:name="P6" style:parent-style-name="UrbanTitle">
      <style:text-properties officeooo:paragraph-rsid="0015f903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4pt" fo:font-style="normal" style:font-name="arial" style:font-size-asian="14pt" style:font-size-complex="14pt" style:font-style-asian="normal" style:font-style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3">do text</text:span></text:p><text:p text:style-name="P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Complément Permis d'environnement classe 1</text:span></text:span></text:p>
      <text:p text:style-name="P1"/>
      <text:p text:style-name="P3"><text:span text:style-name="T3"><office:annotation><dc:creator>Gauthier Bastien</dc:creator><dc:date>2011-02-16T16:12:24</dc:date><text:p text:style-name="P7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9">do text</text:span></text:p><text:p text:style-name="P7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5f90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f903" style:font-name="Arial" style:font-size-asian="10pt" style:font-size-complex="10pt"/>
    </style:style>
    <style:style style:family="paragraph" style:name="P6" style:parent-style-name="UrbanTitle">
      <style:text-properties officeooo:paragraph-rsid="0015f903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4pt" fo:font-style="normal" style:font-name="arial" style:font-size-asian="14pt" style:font-size-complex="14pt" style:font-style-asian="normal" style:font-style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3">do text</text:span></text:p><text:p text:style-name="P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Complément Permis d'environnement classe 1</text:span></text:span></text:p>
      <text:p text:style-name="P1"/>
      <text:p text:style-name="P3"><text:span text:style-name="T3"><office:annotation><dc:creator>Gauthier Bastien</dc:creator><dc:date>2011-02-16T16:12:24</dc:date><text:p text:style-name="P7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9">do text</text:span></text:p><text:p text:style-name="P7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7:07.937160248</dc:date>
    <meta:editing-duration>PT7H50M56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0" meta:character-count="1027" meta:non-whitespace-character-count="915"/>
  </office:meta>
</office:document-meta>
</file>